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8cm" svg:height="1.3cm" svg:x="12.399cm" svg:y="1.399cm">
          <text:p text:style-name="P1"><text:span text:style-name="T1">/CygnusClou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1.3cm" svg:x="10.5cm" svg:y="4.2cm">
          <text:p text:style-name="P1"><text:span text:style-name="T1">/CygnusCloud/administ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3cm" svg:x="2.8cm" svg:y="3.6cm">
          <text:p text:style-name="P1"><text:span text:style-name="T1">/CygnusCloud/stud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cm" svg:height="1.3cm" svg:x="1.6cm" svg:y="6.4cm">
          <text:p text:style-name="P1"><text:span text:style-name="T1">/CygnusCloud/student/runV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1.3cm" svg:x="1.7cm" svg:y="10.4cm">
          <text:p text:style-name="P1"><text:span text:style-name="T1">/CygnusCloud/administrator/runV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cm" svg:height="1.3cm" svg:x="3.8cm" svg:y="13.1cm">
          <text:p text:style-name="P1"><text:span text:style-name="T1">/CygnusCloud/administrator/server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cm" svg:y1="2.8cm" svg:x2="8.1cm" svg:y2="3.4cm">
          <text:p/>
        </draw:line>
        <draw:line draw:style-name="gr2" draw:text-style-name="P1" draw:layer="layout" svg:x1="14.7cm" svg:y1="2.7cm" svg:x2="14.7cm" svg:y2="4.2cm">
          <text:p/>
        </draw:line>
        <draw:line draw:style-name="gr2" draw:text-style-name="P1" draw:layer="layout" svg:x1="6cm" svg:y1="4.9cm" svg:x2="5.9cm" svg:y2="6.4cm">
          <text:p/>
        </draw:line>
        <draw:line draw:style-name="gr2" draw:text-style-name="P1" draw:layer="layout" svg:x1="14.2cm" svg:y1="5.5cm" svg:x2="7.3cm" svg:y2="10.4cm">
          <text:p/>
        </draw:line>
        <draw:line draw:style-name="gr2" draw:text-style-name="P1" draw:layer="layout" svg:x1="14.1cm" svg:y1="5.5cm" svg:x2="11.9cm" svg:y2="13cm">
          <text:p/>
        </draw:line>
        <draw:custom-shape draw:style-name="gr1" draw:text-style-name="P2" draw:layer="layout" svg:width="13.6cm" svg:height="1.2cm" svg:x="1.4cm" svg:y="16.2cm">
          <text:p text:style-name="P1"><text:span text:style-name="T1">/CygnusCloud/administrator/servers/add_remov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cm" svg:y1="14.4cm" svg:x2="8cm" svg:y2="16.2cm">
          <text:p/>
        </draw:line>
        <draw:custom-shape draw:style-name="gr1" draw:text-style-name="P2" draw:layer="layout" svg:width="9.9cm" svg:height="1.2cm" svg:x="14.2cm" svg:y="13cm">
          <text:p text:style-name="P1"><text:span text:style-name="T1">/CygnusCloud/administrator/user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cm" svg:y1="5.5cm" svg:x2="15.4cm" svg:y2="13cm">
          <text:p/>
        </draw:line>
        <draw:custom-shape draw:style-name="gr1" draw:text-style-name="P2" draw:layer="layout" svg:width="11.4cm" svg:height="1.3cm" svg:x="5.5cm" svg:y="17.7cm">
          <text:p text:style-name="P1"><text:span text:style-name="T1">/CygnusCloud/administrator/users/re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1.3cm" svg:x="17.1cm" svg:y="17.6cm">
          <text:p text:style-name="P1"><text:span text:style-name="T1">/CygnusCloud/administrator/users/ad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cm" svg:y1="14.2cm" svg:x2="16cm" svg:y2="17.7cm">
          <text:p/>
        </draw:line>
        <draw:line draw:style-name="gr2" draw:text-style-name="P1" draw:layer="layout" svg:x1="18.1cm" svg:y1="14.3cm" svg:x2="22.9cm" svg:y2="17.6cm">
          <text:p/>
        </draw:line>
        <draw:custom-shape draw:style-name="gr1" draw:text-style-name="P2" draw:layer="layout" svg:width="6.3cm" svg:height="1.3cm" svg:x="17.7cm" svg:y="4.6cm">
          <text:p text:style-name="P1"><text:span text:style-name="T1">/CygnusCloud/main/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1.3cm" svg:x="21.4cm" svg:y="3.2cm">
          <text:p text:style-name="P1"><text:span text:style-name="T1">/CygnusCloud/main/abo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cm" svg:y1="1.8cm" svg:x2="19.4cm" svg:y2="2.2cm">
          <text:p/>
        </draw:line>
        <draw:custom-shape draw:style-name="gr1" draw:text-style-name="P2" draw:layer="layout" svg:width="9.9cm" svg:height="1.3cm" svg:x="17.9cm" svg:y="6.6cm">
          <text:p text:style-name="P1"><text:span text:style-name="T1">/CygnusCloud/administrator/subject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cm" svg:y1="5.5cm" svg:x2="20.7cm" svg:y2="6.6cm">
          <text:p/>
        </draw:line>
        <draw:custom-shape draw:style-name="gr1" draw:text-style-name="P2" draw:layer="layout" svg:width="9.9cm" svg:height="1.3cm" svg:x="15.2cm" svg:y="8.6cm">
          <text:p text:style-name="P1"><text:span text:style-name="T1">/CygnusCloud/administrator/subjects/a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8cm" svg:height="1.2cm" svg:x="15.6cm" svg:y="10.1cm">
          <text:p text:style-name="P1"><text:span text:style-name="T1">/CygnusCloud/administrator/subjects/re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8cm" svg:height="1.2cm" svg:x="17.7cm" svg:y="11.4cm">
          <text:p text:style-name="P1"><text:span text:style-name="T1">/CygnusCloud/administrator/subjects/addV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3cm" svg:y1="7.9cm" svg:x2="22.2cm" svg:y2="8.7cm">
          <text:p/>
        </draw:line>
        <draw:line draw:style-name="gr2" draw:text-style-name="P1" draw:layer="layout" svg:x1="25.6cm" svg:y1="7.9cm" svg:x2="25.6cm" svg:y2="10.1cm">
          <text:p/>
        </draw:line>
        <draw:line draw:style-name="gr2" draw:text-style-name="P1" draw:layer="layout" svg:x1="27.4cm" svg:y1="7.9cm" svg:x2="27.4cm" svg:y2="11.5cm">
          <text:p/>
        </draw:line>
        <draw:custom-shape draw:style-name="gr1" draw:text-style-name="P2" draw:layer="layout" svg:width="6.5cm" svg:height="1.3cm" svg:x="19.6cm" svg:y="1.6cm">
          <text:p text:style-name="P1"><text:span text:style-name="T1">/CygnusCloud/mai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cm" svg:y1="2.9cm" svg:x2="19.5cm" svg:y2="4.6cm">
          <text:p/>
        </draw:line>
        <draw:line draw:style-name="gr2" draw:text-style-name="P1" draw:layer="layout" svg:x1="25.3cm" svg:y1="2.9cm" svg:x2="25.9cm" svg:y2="3.2cm">
          <text:p/>
        </draw:line>
      </draw:page>
      <draw:page draw:name="page2" draw:style-name="dp1" draw:master-page-name="Predeterminado">
        <draw:custom-shape draw:style-name="gr1" draw:text-style-name="P2" xml:id="id7" draw:id="id7" draw:layer="layout" svg:width="8.1cm" svg:height="1.3cm" svg:x="0.7cm" svg:y="7.1cm">
          <text:p text:style-name="P1"><text:span text:style-name="T1">/CygnusCloud/student/runV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0cm" svg:height="1.3cm" svg:x="-0.1cm" svg:y="5.4cm">
          <text:p text:style-name="P1"><text:span text:style-name="T1">/CygnusCloud/administrator/runV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3.6cm" svg:height="1.2cm" svg:x="6.4cm" svg:y="3.4cm">
          <text:p text:style-name="P1"><text:span text:style-name="T1">/CygnusCloud/administrator/servers/add_re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1.4cm" svg:height="1.3cm" svg:x="17.8cm" svg:y="5.3cm">
          <text:p text:style-name="P1"><text:span text:style-name="T1">/CygnusCloud/administrator/users/re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9.9cm" svg:height="1.3cm" svg:x="17.9cm" svg:y="9.6cm">
          <text:p text:style-name="P1"><text:span text:style-name="T1">/CygnusCloud/administrator/subjects/a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0.9cm" svg:height="1.3cm" svg:x="18.3cm" svg:y="7.5cm">
          <text:p text:style-name="P1"><text:span text:style-name="T1">/CygnusCloud/administrator/users/a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0.8cm" svg:height="1.2cm" svg:x="15.3cm" svg:y="11.6cm">
          <text:p text:style-name="P1"><text:span text:style-name="T1">/CygnusCloud/administrator/subjects/remo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0.8cm" svg:height="1.2cm" svg:x="9.4cm" svg:y="13.3cm">
          <text:p text:style-name="P1"><text:span text:style-name="T1">/CygnusCloud/administrator/subjects/addV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3cm" svg:height="1.3cm" svg:x="3.5cm" svg:y="8.9cm">
          <text:p text:style-name="P1"><text:span text:style-name="T1">/CygnusCloud/main/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5cm" svg:height="1.3cm" svg:x="3.7cm" svg:y="11.3cm">
          <text:p text:style-name="P1"><text:span text:style-name="T1">/CygnusCloud/main/abou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475cm" svg:x1="6.65cm" svg:y1="10.2cm" svg:x2="6.95cm" svg:y2="11.3cm" draw:start-shape="id1" draw:start-glue-point="2" draw:end-shape="id2" draw:end-glue-point="0" svg:d="m6650 10200c0 112 300-437 300 1100">
          <text:p/>
        </draw:connector>
        <draw:connector draw:style-name="gr2" draw:text-style-name="P1" draw:layer="layout" draw:type="curve" draw:line-skew="0.45cm" svg:x1="6.95cm" svg:y1="11.3cm" svg:x2="6.65cm" svg:y2="10.2cm" draw:start-shape="id2" draw:start-glue-point="0" draw:end-shape="id1" draw:end-glue-point="2" svg:d="m6950 11300c0-150-300 400-300-1100">
          <text:p/>
        </draw:connector>
        <draw:connector draw:style-name="gr2" draw:text-style-name="P1" draw:layer="layout" draw:type="curve" draw:line-skew="-1.2cm" svg:x1="9.9cm" svg:y1="6.05cm" svg:x2="17.9cm" svg:y2="10.25cm" draw:start-shape="id3" draw:start-glue-point="1" draw:end-shape="id4" draw:end-glue-point="3" svg:d="m9900 6050c4200 0 200 4200 8000 4200">
          <text:p/>
        </draw:connector>
        <draw:connector draw:style-name="gr2" draw:text-style-name="P1" draw:layer="layout" draw:type="curve" svg:x1="9.9cm" svg:y1="6.05cm" svg:x2="13.2cm" svg:y2="4.6cm" draw:start-shape="id3" draw:start-glue-point="1" draw:end-shape="id5" svg:d="m9900 6050c2200 0 3300-483 3300-1450">
          <text:p/>
        </draw:connector>
        <draw:connector draw:style-name="gr2" draw:text-style-name="P1" draw:layer="layout" draw:type="curve" svg:x1="9.9cm" svg:y1="6.05cm" svg:x2="17.8cm" svg:y2="5.95cm" draw:start-shape="id3" draw:start-glue-point="1" draw:end-shape="id6" draw:end-glue-point="3" svg:d="m9900 6050c5925 0 1975-100 7900-100">
          <text:p/>
        </draw:connector>
        <draw:connector draw:style-name="gr2" draw:text-style-name="P1" draw:layer="layout" draw:type="curve" svg:x1="9.8cm" svg:y1="9.55cm" svg:x2="8.8cm" svg:y2="7.75cm" draw:start-shape="id1" draw:start-glue-point="1" draw:end-shape="id7" draw:end-glue-point="1" svg:d="m9800 9550c751 0 1251-1800-1000-1800">
          <text:p/>
        </draw:connector>
        <draw:connector draw:style-name="gr2" draw:text-style-name="P1" draw:layer="layout" draw:type="curve" svg:x1="9.8cm" svg:y1="9.55cm" svg:x2="9.9cm" svg:y2="6.05cm" draw:start-shape="id1" draw:start-glue-point="1" draw:end-shape="id3" draw:end-glue-point="1" svg:d="m9800 9550c901 0 851-3500 100-3500">
          <text:p/>
        </draw:connector>
        <draw:connector draw:style-name="gr2" draw:text-style-name="P1" draw:layer="layout" draw:type="curve" svg:x1="6.4cm" svg:y1="4cm" svg:x2="4.9cm" svg:y2="5.4cm" draw:start-shape="id5" draw:start-glue-point="3" draw:end-shape="id3" draw:end-glue-point="0" svg:d="m6400 4000c-1000 0-1500 466-1500 1400">
          <text:p/>
        </draw:connector>
        <draw:connector draw:style-name="gr2" draw:text-style-name="P1" draw:layer="layout" draw:type="curve" svg:x1="20cm" svg:y1="4cm" svg:x2="23.5cm" svg:y2="5.3cm" draw:start-shape="id5" draw:start-glue-point="1" draw:end-shape="id6" draw:end-glue-point="0" svg:d="m20000 4000c2334 0 3500 433 3500 1300">
          <text:p/>
        </draw:connector>
        <draw:connector draw:style-name="gr2" draw:text-style-name="P1" draw:layer="layout" draw:type="curve" svg:x1="17.8cm" svg:y1="5.95cm" svg:x2="13.2cm" svg:y2="4.6cm" draw:start-shape="id6" draw:start-glue-point="3" draw:end-shape="id5" draw:end-glue-point="2" svg:d="m17800 5950c-3067 0-4600-450-4600-1350">
          <text:p/>
        </draw:connector>
        <draw:connector draw:style-name="gr2" draw:text-style-name="P1" draw:layer="layout" draw:type="curve" svg:x1="17.9cm" svg:y1="10.25cm" svg:x2="13.2cm" svg:y2="4.6cm" draw:start-shape="id4" draw:start-glue-point="3" draw:end-shape="id5" draw:end-glue-point="2" svg:d="m17900 10250c-3134 0-4700-1883-4700-5650">
          <text:p/>
        </draw:connector>
        <draw:connector draw:style-name="gr2" draw:text-style-name="P1" draw:layer="layout" draw:type="curve" draw:line-skew="1.7cm" svg:x1="13.2cm" svg:y1="4.6cm" svg:x2="22.85cm" svg:y2="9.6cm" draw:start-shape="id5" draw:start-glue-point="2" draw:end-shape="id4" svg:d="m13200 4600c0 6300 9650 3800 9650 5000">
          <text:p/>
        </draw:connector>
        <draw:connector draw:style-name="gr2" draw:text-style-name="P1" draw:layer="layout" draw:type="curve" svg:x1="17.9cm" svg:y1="10.25cm" svg:x2="17.8cm" svg:y2="5.95cm" draw:start-shape="id4" draw:start-glue-point="3" draw:end-shape="id6" draw:end-glue-point="3" svg:d="m17900 10250c-901 0-851-4300-100-4300">
          <text:p/>
        </draw:connector>
        <draw:connector draw:style-name="gr2" draw:text-style-name="P1" draw:layer="layout" draw:type="curve" draw:line-skew="-2.475cm" svg:x1="17.9cm" svg:y1="10.25cm" svg:x2="9.8cm" svg:y2="9.55cm" draw:start-shape="id4" draw:start-glue-point="3" draw:end-shape="id1" draw:end-glue-point="1" svg:d="m17900 10250c-9787 0-5738-700-8100-700">
          <text:p/>
        </draw:connector>
        <draw:connector draw:style-name="gr2" draw:text-style-name="P1" draw:layer="layout" draw:type="curve" svg:x1="9.9cm" svg:y1="6.05cm" svg:x2="9.8cm" svg:y2="9.55cm" draw:start-shape="id3" draw:start-glue-point="1" draw:end-shape="id1" draw:end-glue-point="1" svg:d="m9900 6050c751 0 801 3500-100 3500">
          <text:p/>
        </draw:connector>
        <draw:connector draw:style-name="gr2" draw:text-style-name="P1" draw:layer="layout" draw:type="curve" draw:line-skew="-0.25cm" svg:x1="22.85cm" svg:y1="10.9cm" svg:x2="20.7cm" svg:y2="11.6cm" draw:start-shape="id4" draw:start-glue-point="2" draw:end-shape="id8" draw:end-glue-point="0" svg:d="m22850 10900c0 150-2150-200-2150 700">
          <text:p/>
        </draw:connector>
        <draw:connector draw:style-name="gr2" draw:text-style-name="P1" draw:layer="layout" draw:type="curve" draw:line-skew="0.15cm" svg:x1="20.7cm" svg:y1="11.6cm" svg:x2="22.85cm" svg:y2="10.9cm" draw:start-shape="id8" draw:start-glue-point="0" draw:end-shape="id4" draw:end-glue-point="2" svg:d="m20700 11600c0-300 2150 50 2150-700">
          <text:p/>
        </draw:connector>
        <draw:connector draw:style-name="gr2" draw:text-style-name="P1" draw:layer="layout" draw:type="curve" svg:x1="20.7cm" svg:y1="12.8cm" svg:x2="20.2cm" svg:y2="13.9cm" draw:start-shape="id8" draw:start-glue-point="2" draw:end-shape="id9" draw:end-glue-point="1" svg:d="m20700 12800c0 734-166 1100-500 1100">
          <text:p/>
        </draw:connector>
        <draw:connector draw:style-name="gr2" draw:text-style-name="P1" draw:layer="layout" draw:type="curve" svg:x1="14.8cm" svg:y1="13.3cm" svg:x2="20.7cm" svg:y2="12.8cm" draw:start-shape="id9" draw:start-glue-point="0" draw:end-shape="id8" draw:end-glue-point="2" svg:d="m14800 13300c0-375 5900-125 5900-500">
          <text:p/>
        </draw:connector>
        <draw:connector draw:style-name="gr2" draw:text-style-name="P1" draw:layer="layout" draw:type="curve" draw:line-skew="-1.1cm" svg:x1="22.85cm" svg:y1="10.9cm" svg:x2="14.8cm" svg:y2="13.3cm" draw:start-shape="id4" draw:start-glue-point="2" draw:end-shape="id9" draw:end-glue-point="0" svg:d="m22850 10900c0 150-8050-1050-8050 2400">
          <text:p/>
        </draw:connector>
        <draw:connector draw:style-name="gr2" draw:text-style-name="P1" draw:layer="layout" draw:type="curve" draw:line-skew="-0.751cm" svg:x1="20.2cm" svg:y1="13.9cm" svg:x2="27.8cm" svg:y2="10.25cm" draw:start-shape="id9" draw:start-glue-point="1" draw:end-shape="id4" draw:end-glue-point="1" svg:d="m20200 13900c11025 0 7225-3650 7600-3650">
          <text:p/>
        </draw:connector>
        <draw:connector draw:style-name="gr2" draw:text-style-name="P1" draw:layer="layout" draw:type="curve" draw:line-skew="-0.325cm" svg:x1="23.5cm" svg:y1="6.6cm" svg:x2="23.75cm" svg:y2="7.5cm" draw:start-shape="id6" draw:start-glue-point="2" draw:end-shape="id10" draw:end-glue-point="0" svg:d="m23500 6600c0 187 250-262 250 900">
          <text:p/>
        </draw:connector>
        <draw:connector draw:style-name="gr2" draw:text-style-name="P1" draw:layer="layout" draw:type="curve" draw:line-skew="0.35cm" svg:x1="23.75cm" svg:y1="7.5cm" svg:x2="23.5cm" svg:y2="6.6cm" draw:start-shape="id10" draw:start-glue-point="0" draw:end-shape="id6" draw:end-glue-point="2" svg:d="m23750 7500c0-150-250 300-250-900">
          <text:p/>
        </draw:connector>
        <draw:connector draw:style-name="gr2" draw:text-style-name="P1" draw:layer="layout" draw:type="curve" svg:x1="18.3cm" svg:y1="8.15cm" svg:x2="13.2cm" svg:y2="4.6cm" draw:start-shape="id10" draw:start-glue-point="3" draw:end-shape="id5" draw:end-glue-point="2" svg:d="m18300 8150c-3400 0-5100-1183-5100-3550">
          <text:p/>
        </draw:connector>
        <draw:connector draw:style-name="gr2" draw:text-style-name="P1" draw:layer="layout" draw:type="curve" svg:x1="18.3cm" svg:y1="8.15cm" svg:x2="9.9cm" svg:y2="6.05cm" draw:start-shape="id10" draw:start-glue-point="3" draw:end-shape="id3" draw:end-glue-point="1" svg:d="m18300 8150c-6300 0-2100-2100-8400-2100">
          <text:p/>
        </draw:connector>
        <draw:connector draw:style-name="gr2" draw:text-style-name="P1" draw:layer="layout" draw:type="curve" svg:x1="18.3cm" svg:y1="8.15cm" svg:x2="9.8cm" svg:y2="9.55cm" draw:start-shape="id10" draw:start-glue-point="3" draw:end-shape="id1" draw:end-glue-point="1" svg:d="m18300 8150c-6375 0-2125 1400-8500 1400">
          <text:p/>
        </draw:connector>
        <draw:connector draw:style-name="gr2" draw:text-style-name="P1" draw:layer="layout" draw:type="curve" svg:x1="14.8cm" svg:y1="13.3cm" svg:x2="9.8cm" svg:y2="9.55cm" draw:start-shape="id9" draw:start-glue-point="0" draw:end-shape="id1" draw:end-glue-point="1" svg:d="m14800 13300c0-2500-1666-3750-5000-3750">
          <text:p/>
        </draw:connector>
        <draw:connector draw:style-name="gr2" draw:text-style-name="P1" draw:layer="layout" draw:type="curve" svg:x1="14.8cm" svg:y1="13.3cm" svg:x2="13.2cm" svg:y2="4.6cm" draw:start-shape="id9" draw:start-glue-point="0" draw:end-shape="id5" draw:end-glue-point="2" svg:d="m14800 13300c0-6525-1600-2175-1600-8700">
          <text:p/>
        </draw:connector>
        <draw:connector draw:style-name="gr2" draw:text-style-name="P1" draw:layer="layout" draw:type="curve" svg:x1="14.8cm" svg:y1="13.3cm" svg:x2="17.8cm" svg:y2="5.95cm" draw:start-shape="id9" draw:start-glue-point="0" draw:end-shape="id6" draw:end-glue-point="3" svg:d="m14800 13300c0-4900 1000-7350 3000-7350">
          <text:p/>
        </draw:connector>
        <draw:connector draw:style-name="gr2" draw:text-style-name="P1" draw:layer="layout" draw:type="curve" svg:x1="15.3cm" svg:y1="12.2cm" svg:x2="9.8cm" svg:y2="9.55cm" draw:start-shape="id8" draw:start-glue-point="3" draw:end-shape="id1" draw:end-glue-point="1" svg:d="m15300 12200c-4125 0-1375-2650-5500-2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2T20:37:28</meta:creation-date>
    <dc:date>2013-02-03T13:36:48</dc:date>
    <meta:editing-duration>PT2H15M13S</meta:editing-duration>
    <meta:editing-cycles>2</meta:editing-cycles>
    <meta:generator>LibreOffice/3.5$Linux_X86_64 LibreOffice_project/350m1$Build-2</meta:generator>
    <meta:document-statistic meta:object-count="73"/>
  </office:meta>
</office:document-meta>
</file>